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3" style:family="paragraph">
      <style:text-properties fo:font-family="Calibri" style:font-family-generic="swiss" style:font-pitch="variable"/>
    </style:style>
    <style:style style:name="P4" style:family="paragraph">
      <style:paragraph-properties fo:text-align="center"/>
      <style:text-properties fo:font-family="Calibri" style:font-family-generic="swiss" style:font-pitch="variable" fo:font-weight="bold" style:font-weight-asian="bold" style:font-weight-complex="bold"/>
    </style:style>
    <style:style style:name="T1" style:family="text">
      <style:text-properties fo:font-family="Calibri" style:font-family-generic="swiss" style:font-pitch="variable" fo:font-size="9pt" style:font-size-asian="9pt" style:font-size-complex="9pt"/>
    </style:style>
    <style:style style:name="T2" style:family="text">
      <style:text-properties fo:font-family="Calibri" style:font-family-generic="swiss" style:font-pitch="variable" fo:font-size="18pt" style:font-size-asian="18pt" style:font-size-complex="18pt"/>
    </style:style>
    <style:style style:name="T3" style:family="text">
      <style:text-properties fo:font-family="Calibri" style:font-style-name="Regular" style:font-family-generic="swiss" fo:font-size="18pt" style:font-family-asian="Calibri" style:font-style-name-asian="Regular" style:font-family-generic-asian="swiss" style:font-size-asian="18pt" style:font-family-complex="Calibri" style:font-style-name-complex="Regular" style:font-family-generic-complex="swiss" style:font-size-complex="18pt"/>
    </style:style>
    <style:style style:name="T4" style:family="text">
      <style:text-properties fo:font-family="Calibri" style:font-family-generic="swiss" style:font-pitch="variable"/>
    </style:style>
    <style:style style:name="T5" style:family="text">
      <style:text-properties fo:font-family="Calibri" style:font-family-generic="swiss" style:font-pitch="variable" fo:font-weight="bold" style:font-weight-asian="bold" style:font-weight-complex="bold"/>
    </style:style>
    <style:style style:name="T6" style:family="text">
      <style:text-properties fo:font-family="Calibri" style:font-family-generic="swiss" style:font-pitch="variable" fo:font-size="5pt" style:font-size-asian="5pt" style:font-size-complex="5pt"/>
    </style:style>
    <style:style style:name="T7" style:family="text">
      <style:text-properties fo:font-family="Calibri" style:font-family-generic="swiss" style:font-pitch="variable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555cm" svg:height="3.93cm" svg:x="8.345cm" svg:y="2.1cm">
          <text:p text:style-name="P1"><text:span text:style-name="T1"/></text:p>
          <text:p text:style-name="P1"><text:span text:style-name="T2">name(vT)</text:span></text:p>
          <text:p text:style-name="P1"><text:span text:style-name="T2">unverändert?</text:span></text:p>
          <text:p text:style-name="P1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2.9cm" svg:y1="4.065cm" svg:x2="16.545cm" svg:y2="4.05cm" draw:start-shape="id1" draw:start-glue-point="7" draw:end-shape="id2" draw:end-glue-point="5" svg:d="m12900 4065 3645-15">
          <text:p/>
        </draw:connector>
        <draw:connector draw:style-name="gr2" draw:text-style-name="P1" draw:layer="layout" draw:type="line" svg:x1="20.9cm" svg:y1="4.05cm" svg:x2="31.071cm" svg:y2="4.065cm" draw:start-shape="id2" draw:start-glue-point="7" draw:end-shape="id3" draw:end-glue-point="3" svg:d="m20900 4050 10171 15">
          <text:p/>
        </draw:connector>
        <draw:connector draw:style-name="gr3" draw:text-style-name="P1" draw:layer="layout" draw:type="line" svg:x1="10.633cm" svg:y1="0.153cm" svg:x2="10.623cm" svg:y2="2.1cm" draw:end-shape="id1" draw:end-glue-point="4" svg:d="m10633 153-10 1947">
          <text:p/>
        </draw:connector>
        <draw:custom-shape draw:style-name="gr1" draw:text-style-name="P2" xml:id="id2" draw:id="id2" draw:layer="layout" svg:width="4.355cm" svg:height="3.9cm" svg:x="16.545cm" svg:y="2.1cm">
          <text:p text:style-name="P1"><text:span text:style-name="T2">dT</text:span></text:p>
          <text:p text:style-name="P1"><text:span text:style-name="T2">unverändert</text:span></text:p>
          <text:p text:style-name="P1"><text:span text:style-name="T2">in 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6cm" svg:height="2.2cm" svg:x="0.171cm" svg:y="18.6cm">
          <text:p text:style-name="P1"><text:span text:style-name="T2">vT unveränder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8.345cm" svg:y1="4.065cm" svg:x2="3.171cm" svg:y2="18.6cm" draw:start-shape="id1" draw:start-glue-point="5" draw:end-shape="id4" draw:end-glue-point="0" svg:d="m8345 4065h-5174v14535">
          <text:p/>
        </draw:connector>
        <draw:custom-shape draw:style-name="gr1" draw:text-style-name="P2" xml:id="id7" draw:id="id7" draw:layer="layout" svg:width="6.77cm" svg:height="2.2cm" svg:x="7.5cm" svg:y="18.6cm">
          <text:p text:style-name="P1"><text:span text:style-name="T2">vT verschoben:</text:span></text:p>
          <text:p text:style-name="P1"><text:span text:style-name="T2">dad(S(child(vT)) </text:span><text:span text:style-name="T3">→ v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7cm" svg:height="1.026cm" svg:x="11cm" svg:y="12.074cm">
          <draw:text-box>
            <text:p><text:span text:style-name="T4">ja</text:span></text:p>
          </draw:text-box>
        </draw:frame>
        <draw:frame draw:style-name="gr4" draw:text-style-name="P3" draw:layer="layout" svg:width="1.7cm" svg:height="1.026cm" svg:x="17.1cm" svg:y="12.1cm">
          <draw:text-box>
            <text:p><text:span text:style-name="T4">nein</text:span></text:p>
          </draw:text-box>
        </draw:frame>
        <draw:connector draw:style-name="gr2" draw:text-style-name="P1" draw:layer="layout" svg:x1="16.955cm" svg:y1="13.1cm" svg:x2="18.601cm" svg:y2="18.6cm" draw:start-shape="id5" draw:start-glue-point="7" draw:end-shape="id6" draw:end-glue-point="5" svg:d="m16955 13100h1646v5500">
          <text:p/>
        </draw:connector>
        <draw:connector draw:style-name="gr2" draw:text-style-name="P1" draw:layer="layout" svg:x1="12.6cm" svg:y1="13.1cm" svg:x2="10.885cm" svg:y2="18.6cm" draw:start-shape="id5" draw:start-glue-point="5" draw:end-shape="id7" draw:end-glue-point="0" svg:d="m12600 13100h-1715v5500">
          <text:p/>
        </draw:connector>
        <draw:custom-shape draw:style-name="gr1" draw:text-style-name="P2" xml:id="id3" draw:id="id3" draw:layer="layout" svg:width="7.1cm" svg:height="2.33cm" svg:x="31.071cm" svg:y="2.9cm">
          <text:p text:style-name="P1"><text:span text:style-name="T2">Bestimme die zu vT ähn-</text:span></text:p>
          <text:p text:style-name="P1"><text:span text:style-name="T2">lichste Tree Vertex vS in 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8.722cm" svg:y1="6cm" svg:x2="14.778cm" svg:y2="11.2cm" draw:start-shape="id2" draw:end-shape="id5" draw:end-glue-point="4" svg:d="m18722 6000v2601h-3944v2599">
          <text:p/>
        </draw:connector>
        <draw:frame draw:style-name="gr4" draw:text-style-name="P3" draw:layer="layout" svg:width="1.7cm" svg:height="1.026cm" svg:x="17.1cm" svg:y="6.874cm">
          <draw:text-box>
            <text:p><text:span text:style-name="T4">nein</text:span></text:p>
          </draw:text-box>
        </draw:frame>
        <draw:frame draw:style-name="gr4" draw:text-style-name="P3" draw:layer="layout" svg:width="1.7cm" svg:height="1.026cm" svg:x="21.2cm" svg:y="3.1cm">
          <draw:text-box>
            <text:p><text:span text:style-name="T4">ja</text:span></text:p>
          </draw:text-box>
        </draw:frame>
        <draw:custom-shape draw:style-name="gr1" draw:text-style-name="P2" xml:id="id11" draw:id="id11" draw:layer="layout" svg:width="6.77cm" svg:height="2.2cm" svg:x="29.1cm" svg:y="18.6cm">
          <text:p text:style-name="P1"><text:span text:style-name="T2">vT verschoben:</text:span></text:p>
          <text:p text:style-name="P1"><text:span text:style-name="T2">vS </text:span><text:span text:style-name="T3">→ v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29cm" svg:height="1.17cm" svg:x="9.971cm" svg:y="5.13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29cm" svg:height="1.17cm" svg:x="18.2cm" svg:y="5.2cm">
          <text:p text:style-name="P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355cm" svg:height="3.8cm" svg:x="12.6cm" svg:y="11.2cm">
          <text:p text:style-name="P1"><text:span text:style-name="T2">vT</text:span></text:p>
          <text:p text:style-name="P1"><text:span text:style-name="T2">verschoben?</text:span></text:p>
          <text:p text:style-name="P1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7cm" svg:height="1.026cm" svg:x="6.5cm" svg:y="3.104cm">
          <draw:text-box>
            <text:p><text:span text:style-name="T4">ja</text:span></text:p>
          </draw:text-box>
        </draw:frame>
        <draw:frame draw:style-name="gr4" draw:text-style-name="P3" draw:layer="layout" svg:width="1.7cm" svg:height="1.026cm" svg:x="13.3cm" svg:y="3.03cm">
          <draw:text-box>
            <text:p><text:span text:style-name="T4">nein</text:span></text:p>
          </draw:text-box>
        </draw:frame>
        <draw:custom-shape draw:style-name="gr1" draw:text-style-name="P2" xml:id="id8" draw:id="id8" draw:layer="layout" svg:width="8.9cm" svg:height="5.1cm" svg:x="30.2cm" svg:y="7.3cm">
          <text:p text:style-name="P1"><text:span text:style-name="T6"/></text:p>
          <text:p text:style-name="P1"><text:span text:style-name="T2">dad(vT) == dad(vS)?</text:span></text:p>
          <text:p text:style-name="P1"><text:span text:style-name="T2">vS noch nicht Teil einer Op.?</text:span></text:p>
          <text:p text:style-name="P1"><text:span text:style-name="T2">ui(dT) == ui(dS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39.1cm" svg:y1="9.85cm" svg:x2="40.985cm" svg:y2="18.6cm" draw:start-shape="id8" draw:start-glue-point="7" draw:end-shape="id9" draw:end-glue-point="0" svg:d="m39100 9850h1885v8750">
          <text:p/>
        </draw:connector>
        <draw:frame draw:style-name="gr4" draw:text-style-name="P3" draw:layer="layout" svg:width="1.7cm" svg:height="1.026cm" svg:x="39.4cm" svg:y="8.874cm">
          <draw:text-box>
            <text:p><text:span text:style-name="T4">ja</text:span></text:p>
          </draw:text-box>
        </draw:frame>
        <draw:frame draw:style-name="gr4" draw:text-style-name="P3" draw:layer="layout" svg:width="1.7cm" svg:height="1.026cm" svg:x="28.8cm" svg:y="8.8cm">
          <draw:text-box>
            <text:p><text:span text:style-name="T4">nein</text:span></text:p>
          </draw:text-box>
        </draw:frame>
        <draw:connector draw:style-name="gr2" draw:text-style-name="P1" draw:layer="layout" svg:x1="30.2cm" svg:y1="9.85cm" svg:x2="27.25cm" svg:y2="12.03cm" draw:start-shape="id8" draw:start-glue-point="5" draw:end-shape="id10" draw:end-glue-point="4" svg:d="m30200 9850h-2950v2180">
          <text:p/>
        </draw:connector>
        <draw:connector draw:style-name="gr2" draw:text-style-name="P1" draw:layer="layout" svg:x1="34.621cm" svg:y1="5.23cm" svg:x2="34.65cm" svg:y2="7.3cm" draw:start-shape="id3" draw:start-glue-point="2" draw:end-shape="id8" draw:end-glue-point="4" svg:d="m34621 5230v1036h29v1034">
          <text:p/>
        </draw:connector>
        <draw:custom-shape draw:style-name="gr1" draw:text-style-name="P2" xml:id="id9" draw:id="id9" draw:layer="layout" svg:width="6.77cm" svg:height="2.2cm" svg:x="37.6cm" svg:y="18.6cm">
          <text:p text:style-name="P1"><text:span text:style-name="T2">vT implizit verschoben.</text:span></text:p>
          <text:p text:style-name="P1"><text:span text:style-name="T2">Nichts zu tu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8.9cm" svg:height="5.1cm" svg:x="22.8cm" svg:y="12.03cm">
          <text:p text:style-name="P1"><text:span text:style-name="T2">es gibt kein S(vS)?</text:span></text:p>
          <text:p text:style-name="P1"><text:span text:style-name="T2">vS noch nicht Teil einer Op.?</text:span></text:p>
          <text:p text:style-name="P1"><text:span text:style-name="T2">Verschieben ist gültig?</text:span></text:p>
          <text:p text:style-name="P1"><text:span text:style-name="T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31.7cm" svg:y1="14.58cm" svg:x2="32.485cm" svg:y2="18.6cm" draw:start-shape="id10" draw:start-glue-point="7" draw:end-shape="id11" draw:end-glue-point="0" svg:d="m31700 14580h785v4020">
          <text:p/>
        </draw:connector>
        <draw:frame draw:style-name="gr6" draw:text-style-name="P3" draw:layer="layout" svg:width="1.7cm" svg:height="1.026cm" svg:x="31.6cm" svg:y="13.5cm">
          <draw:text-box>
            <text:p><text:span text:style-name="T4">ja</text:span></text:p>
          </draw:text-box>
        </draw:frame>
        <draw:frame draw:style-name="gr4" draw:text-style-name="P3" draw:layer="layout" svg:width="1.7cm" svg:height="1.026cm" svg:x="21.5cm" svg:y="13.5cm">
          <draw:text-box>
            <text:p><text:span text:style-name="T4">nein</text:span></text:p>
          </draw:text-box>
        </draw:frame>
        <draw:connector draw:style-name="gr2" draw:text-style-name="P1" draw:layer="layout" svg:x1="22.8cm" svg:y1="14.58cm" svg:x2="21.899cm" svg:y2="18.6cm" draw:start-shape="id10" draw:start-glue-point="5" draw:end-shape="id6" draw:end-glue-point="4" svg:d="m22800 14580h-901v4020">
          <text:p/>
        </draw:connector>
        <draw:custom-shape draw:style-name="gr5" draw:text-style-name="P4" draw:layer="layout" svg:width="1.229cm" svg:height="1.17cm" svg:x="14.2cm" svg:y="14.13cm">
          <text:p text:style-name="P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6.77cm" svg:height="2.2cm" svg:x="16.83cm" svg:y="18.6cm">
          <draw:glue-point draw:id="4" svg:x="2.488cm" svg:y="-5cm"/>
          <draw:glue-point draw:id="5" svg:x="-2.385cm" svg:y="-5cm"/>
          <text:p text:style-name="P1"><text:span text:style-name="T2">vT hinzugefüg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29cm" svg:height="1.17cm" svg:x="37.471cm" svg:y="4.8cm">
          <text:p text:style-name="P1"><text:span text:style-name="T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9T11:18:08.94</dc:date>
    <dc:creator>Philipp Lucas</dc:creator>
    <meta:editing-duration>PT11H36S</meta:editing-duration>
    <meta:editing-cycles>11</meta:editing-cycles>
    <meta:generator>OpenOffice.org/3.4$Win32 OpenOffice.org_project/340m1$Build-9590</meta:generator>
    <meta:document-statistic meta:object-count="37"/>
  </office:meta>
</office:document-meta>
</file>